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d873" officeooo:paragraph-rsid="000ad87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d873" officeooo:paragraph-rsid="000ad87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ecb5" officeooo:paragraph-rsid="000becb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3ec7" officeooo:paragraph-rsid="000d3ec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a178" officeooo:paragraph-rsid="000ca17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5f29" officeooo:paragraph-rsid="00105f2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9b33" officeooo:paragraph-rsid="00109b3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9820" officeooo:paragraph-rsid="0017982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ad873" officeooo:paragraph-rsid="000ad87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d873" officeooo:paragraph-rsid="000becb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ecb5" officeooo:paragraph-rsid="000becb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a178" officeooo:paragraph-rsid="000ca17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d3ec7" officeooo:paragraph-rsid="000d3ec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5f29" officeooo:paragraph-rsid="00105f2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9b33" officeooo:paragraph-rsid="00109b3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9820" officeooo:paragraph-rsid="001798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f29" style:font-weight-asian="bold" style:font-weight-complex="bold"/>
    </style:style>
    <style:style style:name="T3" style:family="text">
      <style:text-properties fo:font-weight="bold" officeooo:rsid="00109b33" style:font-weight-asian="bold" style:font-weight-complex="bold"/>
    </style:style>
    <style:style style:name="T4" style:family="text">
      <style:text-properties officeooo:rsid="000becb5"/>
    </style:style>
    <style:style style:name="T5" style:family="text">
      <style:text-properties officeooo:rsid="00105f29"/>
    </style:style>
    <style:style style:name="T6" style:family="text">
      <style:text-properties officeooo:rsid="00109b33"/>
    </style:style>
    <style:style style:name="T7" style:family="text">
      <style:text-properties officeooo:rsid="00118e51"/>
    </style:style>
    <style:style style:name="T8" style:family="text">
      <style:text-properties officeooo:rsid="0012bf7a"/>
    </style:style>
    <style:style style:name="T9" style:family="text">
      <style:text-properties officeooo:rsid="0013db0e"/>
    </style:style>
    <style:style style:name="T10" style:family="text">
      <style:text-properties officeooo:rsid="001463d7"/>
    </style:style>
    <style:style style:name="T11" style:family="text">
      <style:text-properties officeooo:rsid="0015cb15"/>
    </style:style>
    <style:style style:name="T12" style:family="text">
      <style:text-properties officeooo:rsid="0016b04b"/>
    </style:style>
    <style:style style:name="T13" style:family="text">
      <style:text-properties officeooo:rsid="00170b9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a2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Questionnaire</text:span> Formation Hibernate</text:p>
      <text:p text:style-name="P1"/>
      <text:p text:style-name="P2">Question 1 :</text:p>
      <text:p text:style-name="P2"/>
      <text:p text:style-name="P10">Quel est l’objet <text:span text:style-name="T4">JPA/Hibernate</text:span> <text:span text:style-name="T7">à travers</text:span> lequel s’effectuent les opérations sur les entités ?</text:p>
      <text:p text:style-name="P9"/>
      <text:p text:style-name="P9"><text:tab/><text:span text:style-name="T1">Réponse :</text:span></text:p>
      <text:p text:style-name="P9"><text:span text:style-name="T1"/></text:p>
      <text:p text:style-name="P2">Question 2 :</text:p>
      <text:p text:style-name="P2"/>
      <text:p text:style-name="P10">Avec quelle annotation déclare-t-on à <text:span text:style-name="T4">JPA/Hibernate</text:span> qu’une classe <text:span text:style-name="T7">représente une donnée persist</text:span><text:span text:style-name="T8">ée</text:span> ?</text:p>
      <text:p text:style-name="P9"/>
      <text:p text:style-name="P9"><text:tab/><text:span text:style-name="T1">Réponse :</text:span></text:p>
      <text:p text:style-name="P9"><text:span text:style-name="T1"/></text:p>
      <text:p text:style-name="P2">Question 3 :</text:p>
      <text:p text:style-name="P9"><text:span text:style-name="T1"/></text:p>
      <text:p text:style-name="P9">Dans une entité, j’ai un ensemble d’informations à mapp<text:span text:style-name="T7">er</text:span> qui représente une notion métier commune. Quelle<text:span text:style-name="T9">(s)</text:span> question<text:span text:style-name="T9">(s)</text:span> dois-je me poser pour savoir si je dois <text:span text:style-name="T9">l’</text:span>« imbriquer » (@Embedded) <text:s/>dans ma classe, ou si je dois créer une nouvelle entité ?</text:p>
      <text:p text:style-name="P9"/>
      <text:p text:style-name="P9"><text:tab/><text:span text:style-name="T1">Réponse :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Question 4 :</text:p>
      <text:p text:style-name="P3"/>
      <text:p text:style-name="P11">Comment indiquer à JPA/Hibernate le nom de la table <text:span text:style-name="T10">correspondant à</text:span> une entité persistée ?</text:p>
      <text:p text:style-name="P11"/>
      <text:p text:style-name="P11"><text:tab/><text:span text:style-name="T1">Réponse :</text:span></text:p>
      <text:p text:style-name="P11"><text:span text:style-name="T1"/></text:p>
      <text:p text:style-name="P3">Question 5 :</text:p>
      <text:p text:style-name="P3"/>
      <text:p text:style-name="P12"><text:span text:style-name="T11">Je tente un e</text:span>ntityManager.<text:span text:style-name="T11">persist(...)</text:span>, je reçois une NullPointerException… Quel est l’origine du problème et comment le résoudre ?</text:p>
      <text:p text:style-name="P12"/>
      <text:p text:style-name="P12"><text:tab/><text:span text:style-name="T1">Réponse :</text:span></text:p>
      <text:p text:style-name="P12"><text:span text:style-name="T1"/></text:p>
      <text:p text:style-name="P5">Question 6 :</text:p>
      <text:p text:style-name="P12"><text:span text:style-name="T1"/></text:p>
      <text:p text:style-name="P12">J’ai 2 entités avec un héritage, 8 attributs au niveau de la classe mère, 2 attributs différen<text:span text:style-name="T12">ts</text:span> dans les classes filles, et 6 millions de lignes… Quel est le type d’héritage le plus adapté ?</text:p>
      <text:p text:style-name="P12"/>
      <text:p text:style-name="P12"><text:tab/><text:span text:style-name="T1">Réponse :</text:span></text:p>
      <text:p text:style-name="P12"><text:span text:style-name="T1"/></text:p>
      <text:p text:style-name="P5">Question 7 :</text:p>
      <text:p text:style-name="P12"><text:span text:style-name="T1"/></text:p>
      <text:p text:style-name="P13">J’ai une relation de cardinalité * - *, quelle est l’annotation <text:span text:style-name="T13">adéquate pour </text:span><text:span text:style-name="T5">réaliser le mapping</text:span> ?</text:p>
      <text:p text:style-name="P13"/>
      <text:p text:style-name="P13"><text:tab/><text:span text:style-name="T1">Réponse :</text:span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4">Question 8 :</text:p>
      <text:p text:style-name="P4"/>
      <text:p text:style-name="P13">J’ai une relation de cardinalité 1 - * , je veux pouvoir parcourir cette relation dans les 2 sens. <text:span text:style-name="T5">Quelle(s) annotation(s) dois-je utiliser ? Quelles précautions dois-je prendre pour garantir la cohérence des données dans les traitements ?</text:span></text:p>
      <text:p text:style-name="P13"/>
      <text:p text:style-name="P13"><text:tab/><text:span text:style-name="T2">Réponse :</text:span></text:p>
      <text:p text:style-name="P13"><text:span text:style-name="T2"/></text:p>
      <text:p text:style-name="P13"/>
      <text:p text:style-name="P13"/>
      <text:p text:style-name="P13"/>
      <text:p text:style-name="P6">Question 9 :</text:p>
      <text:p text:style-name="P6"/>
      <text:p text:style-name="P14">Quelle est la condition pour pouvoir utiliser le LazyLoading au sein d’une méthode ?</text:p>
      <text:p text:style-name="P14"/>
      <text:p text:style-name="P14"><text:tab/><text:span text:style-name="T1">Réponse :</text:span></text:p>
      <text:p text:style-name="P14"><text:span text:style-name="T1"/></text:p>
      <text:p text:style-name="P6">Question 10 :</text:p>
      <text:p text:style-name="P6"/>
      <text:p text:style-name="P14">Quel est le risque du LazyLaoding en termes de performances ? Quel nom porte ce problème bien identifié ? Comment le résoudre ?</text:p>
      <text:p text:style-name="P14"/>
      <text:p text:style-name="P14"><text:tab/><text:span text:style-name="T1">Réponse :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6">Question 11 :</text:p>
      <text:p text:style-name="P6"/>
      <text:p text:style-name="P14">J’ai une classe Entreprise avec un champ « denomination ». Je veux récupérer les entreprises dont la dénomination <text:span text:style-name="T6">finit par « cie ». Quelle est la requête JPQL correspondante ?</text:span></text:p>
      <text:p text:style-name="P14"/>
      <text:p text:style-name="P14"><text:tab/><text:span text:style-name="T3">Réponse :</text:span></text:p>
      <text:p text:style-name="P14"><text:span text:style-name="T3"/></text:p>
      <text:p text:style-name="P7">Question 12 :</text:p>
      <text:p text:style-name="P7"/>
      <text:p text:style-name="P15">Quelle est le mot clef JPQL à utiliser pour pouvoir effectuer une jointure et récupérer l’association instanciée ?</text:p>
      <text:p text:style-name="P15"/>
      <text:p text:style-name="P15"><text:tab/><text:span text:style-name="T1">Réponse :</text:span></text:p>
      <text:p text:style-name="P15"><text:span text:style-name="T1"/></text:p>
      <text:p text:style-name="P15"><text:span text:style-name="T1"/></text:p>
      <text:p text:style-name="P7">Question 13 :</text:p>
      <text:p text:style-name="P7"/>
      <text:p text:style-name="P15">Dans quel cas est-il préférable d’utiliser Criteria par rapport aux requêtes JPQL ?</text:p>
      <text:p text:style-name="P15"/>
      <text:p text:style-name="P15"><text:tab/><text:span text:style-name="T1">Réponse :</text:span></text:p>
      <text:p text:style-name="P15"><text:span text:style-name="T1"/></text:p>
      <text:p text:style-name="P15"><text:span text:style-name="T1"/></text:p>
      <text:p text:style-name="P8">Question supplémentaire :</text:p>
      <text:p text:style-name="P8"><text:span text:style-name="T14"/></text:p>
      <text:p text:style-name="P16">Comment est-ce que je compte récompenser la performance incroyable du formateur ??! ;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hilippe Sabaa</meta:initial-creator>
    <meta:creation-date>2024-04-24T10:07:49.812000000</meta:creation-date>
    <dc:date>2024-05-21T11:37:42.559000000</dc:date>
    <dc:creator>Philippe Sabaa</dc:creator>
    <meta:editing-duration>PT2H4M17S</meta:editing-duration>
    <meta:editing-cycles>14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42" meta:word-count="373" meta:character-count="2208" meta:non-whitespace-character-count="1863"/>
  </office:meta>
</office:document-meta>
</file>